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DejaVu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DejaVu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float" office:value="275.01" calcext:value-type="float">
            <text:p>275,01</text:p>
          </table:table-cell>
          <table:table-cell table:style-name="ce3" office:value-type="float" office:value="275.01" calcext:value-type="float">
            <text:p>275,01</text:p>
          </table:table-cell>
          <table:table-cell/>
          <table:table-cell table:formula="of:=[.B2]-275" office:value-type="float" office:value="0.00999999999999091" calcext:value-type="float">
            <text:p>0,01</text:p>
          </table:table-cell>
          <table:table-cell table:formula="of:=[.C2]-275" office:value-type="float" office:value="0.00999999999999091" calcext:value-type="float">
            <text:p>0,01</text:p>
          </table:table-cell>
        </table:table-row>
        <table:table-row table:style-name="ro2">
          <table:table-cell/>
          <table:table-cell office:value-type="float" office:value="225.03" calcext:value-type="float">
            <text:p>225,03</text:p>
          </table:table-cell>
          <table:table-cell office:value-type="float" office:value="260.72" calcext:value-type="float">
            <text:p>260,72</text:p>
          </table:table-cell>
          <table:table-cell/>
          <table:table-cell table:formula="of:=[.B3]-275" office:value-type="float" office:value="-49.97" calcext:value-type="float">
            <text:p>-49,97</text:p>
          </table:table-cell>
          <table:table-cell table:formula="of:=[.C3]-275" office:value-type="float" office:value="-14.28" calcext:value-type="float">
            <text:p>-14,28</text:p>
          </table:table-cell>
        </table:table-row>
        <table:table-row table:style-name="ro2">
          <table:table-cell/>
          <table:table-cell office:value-type="float" office:value="235.02" calcext:value-type="float">
            <text:p>235,02</text:p>
          </table:table-cell>
          <table:table-cell office:value-type="float" office:value="264.8" calcext:value-type="float">
            <text:p>264,8</text:p>
          </table:table-cell>
          <table:table-cell/>
          <table:table-cell table:formula="of:=[.B4]-275" office:value-type="float" office:value="-39.98" calcext:value-type="float">
            <text:p>-39,98</text:p>
          </table:table-cell>
          <table:table-cell table:formula="of:=[.C4]-275" office:value-type="float" office:value="-10.2" calcext:value-type="float">
            <text:p>-10,2</text:p>
          </table:table-cell>
        </table:table-row>
        <table:table-row table:style-name="ro2">
          <table:table-cell/>
          <table:table-cell office:value-type="float" office:value="245.01" calcext:value-type="float">
            <text:p>245,01</text:p>
          </table:table-cell>
          <table:table-cell office:value-type="float" office:value="268.33" calcext:value-type="float">
            <text:p>268,33</text:p>
          </table:table-cell>
          <table:table-cell/>
          <table:table-cell table:formula="of:=[.B5]-275" office:value-type="float" office:value="-29.99" calcext:value-type="float">
            <text:p>-29,99</text:p>
          </table:table-cell>
          <table:table-cell table:formula="of:=[.C5]-275" office:value-type="float" office:value="-6.67000000000002" calcext:value-type="float">
            <text:p>-6,67</text:p>
          </table:table-cell>
        </table:table-row>
        <table:table-row table:style-name="ro2">
          <table:table-cell/>
          <table:table-cell office:value-type="float" office:value="255.04" calcext:value-type="float">
            <text:p>255,04</text:p>
          </table:table-cell>
          <table:table-cell office:value-type="float" office:value="271.21" calcext:value-type="float">
            <text:p>271,21</text:p>
          </table:table-cell>
          <table:table-cell/>
          <table:table-cell table:formula="of:=[.B6]-275" office:value-type="float" office:value="-19.96" calcext:value-type="float">
            <text:p>-19,96</text:p>
          </table:table-cell>
          <table:table-cell table:formula="of:=[.C6]-275" office:value-type="float" office:value="-3.79000000000002" calcext:value-type="float">
            <text:p>-3,79</text:p>
          </table:table-cell>
        </table:table-row>
        <table:table-row table:style-name="ro2">
          <table:table-cell/>
          <table:table-cell office:value-type="float" office:value="265" calcext:value-type="float">
            <text:p>265</text:p>
          </table:table-cell>
          <table:table-cell office:value-type="float" office:value="273.38" calcext:value-type="float">
            <text:p>273,38</text:p>
          </table:table-cell>
          <table:table-cell/>
          <table:table-cell table:formula="of:=[.B7]-275" office:value-type="float" office:value="-10" calcext:value-type="float">
            <text:p>-10</text:p>
          </table:table-cell>
          <table:table-cell table:formula="of:=[.C7]-275" office:value-type="float" office:value="-1.62" calcext:value-type="float">
            <text:p>-1,62</text:p>
          </table:table-cell>
        </table:table-row>
        <table:table-row table:style-name="ro2">
          <table:table-cell/>
          <table:table-cell office:value-type="float" office:value="285.01" calcext:value-type="float">
            <text:p>285,01</text:p>
          </table:table-cell>
          <table:table-cell office:value-type="float" office:value="276.74" calcext:value-type="float">
            <text:p>276,74</text:p>
          </table:table-cell>
          <table:table-cell/>
          <table:table-cell table:formula="of:=[.B8]-275" office:value-type="float" office:value="10.01" calcext:value-type="float">
            <text:p>10,01</text:p>
          </table:table-cell>
          <table:table-cell table:formula="of:=[.C8]-275" office:value-type="float" office:value="1.74000000000001" calcext:value-type="float">
            <text:p>1,74</text:p>
          </table:table-cell>
        </table:table-row>
        <table:table-row table:style-name="ro2">
          <table:table-cell/>
          <table:table-cell office:value-type="float" office:value="295.02" calcext:value-type="float">
            <text:p>295,02</text:p>
          </table:table-cell>
          <table:table-cell office:value-type="float" office:value="277.91" calcext:value-type="float">
            <text:p>277,91</text:p>
          </table:table-cell>
          <table:table-cell/>
          <table:table-cell table:formula="of:=[.B9]-275" office:value-type="float" office:value="20.02" calcext:value-type="float">
            <text:p>20,02</text:p>
          </table:table-cell>
          <table:table-cell table:formula="of:=[.C9]-275" office:value-type="float" office:value="2.91000000000002" calcext:value-type="float">
            <text:p>2,91</text:p>
          </table:table-cell>
        </table:table-row>
        <table:table-row table:style-name="ro2">
          <table:table-cell/>
          <table:table-cell office:value-type="float" office:value="305" calcext:value-type="float">
            <text:p>305</text:p>
          </table:table-cell>
          <table:table-cell office:value-type="float" office:value="279.04" calcext:value-type="float">
            <text:p>279,04</text:p>
          </table:table-cell>
          <table:table-cell/>
          <table:table-cell table:formula="of:=[.B10]-275" office:value-type="float" office:value="30" calcext:value-type="float">
            <text:p>30</text:p>
          </table:table-cell>
          <table:table-cell table:formula="of:=[.C10]-275" office:value-type="float" office:value="4.04000000000002" calcext:value-type="float">
            <text:p>4,04</text:p>
          </table:table-cell>
        </table:table-row>
        <table:table-row table:style-name="ro2">
          <table:table-cell/>
          <table:table-cell office:value-type="float" office:value="315.06" calcext:value-type="float">
            <text:p>315,06</text:p>
          </table:table-cell>
          <table:table-cell office:value-type="float" office:value="279.88" calcext:value-type="float">
            <text:p>279,88</text:p>
          </table:table-cell>
          <table:table-cell/>
          <table:table-cell table:formula="of:=[.B11]-275" office:value-type="float" office:value="40.06" calcext:value-type="float">
            <text:p>40,06</text:p>
          </table:table-cell>
          <table:table-cell table:formula="of:=[.C11]-275" office:value-type="float" office:value="4.88" calcext:value-type="float">
            <text:p>4,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4:19:46.030223555</meta:creation-date>
    <dc:date>2019-10-24T15:10:43.884072428</dc:date>
    <meta:editing-duration>PT31M3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